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13mm"/>
    </style:style>
    <style:style style:name="co2" style:family="table-column">
      <style:table-column-properties fo:break-before="auto" style:column-width="24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riginal_name</text:p>
          </table:table-cell>
          <table:table-cell office:value-type="string" calcext:value-type="string">
            <text:p>french_name</text:p>
          </table:table-cell>
          <table:table-cell office:value-type="string" calcext:value-type="string">
            <text:p>RICname</text:p>
          </table:table-cell>
        </table:table-row>
        <table:table-row table:style-name="ro1">
          <table:table-cell office:value-type="string" calcext:value-type="string">
            <text:p>Bel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Harbourg et Lunebo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ás países y "a órdenes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ijp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elsch Ame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elsche Oost Indische Bezitti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ot Britta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bourg, Lunebo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ische Eila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arische Eila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kelijke St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 van Gui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pijnsche Eila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 Harb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ndgoed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eenigde Staten van Noord Amer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kust van Afr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dze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i </meta:initial-creator>
    <meta:creation-date>2017-04-20T17:42:42.398858707</meta:creation-date>
    <dc:date>2017-04-20T17:46:02.434145693</dc:date>
    <dc:creator>pgi </dc:creator>
    <meta:editing-duration>PT3M20S</meta:editing-duration>
    <meta:editing-cycles>1</meta:editing-cycles>
    <meta:document-statistic meta:table-count="1" meta:cell-count="23" meta:object-count="0"/>
    <meta:generator>LibreOffice/5.0.3.2$Linux_X86_64 LibreOffice_project/00m0$Build-2</meta:generator>
  </office:meta>
</office:document-meta>
</file>